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835in"/>
    </style:style>
    <style:style style:name="co2" style:family="table-column">
      <style:table-column-properties fo:break-before="auto" style:column-width="4.0417in"/>
    </style:style>
    <style:style style:name="co3" style:family="table-column">
      <style:table-column-properties fo:break-before="auto" style:column-width="1.4693in"/>
    </style:style>
    <style:style style:name="co4" style:family="table-column">
      <style:table-column-properties fo:break-before="auto" style:column-width="0.3134in"/>
    </style:style>
    <style:style style:name="co5" style:family="table-column">
      <style:table-column-properties fo:break-before="auto" style:column-width="2.193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НИЯУ МИФИ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comment</text:p>
          </table:table-cell>
          <table:table-cell office:value-type="string" calcext:value-type="string">
            <text:p>Без льгот филиалов. Только ВсОШ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1.03.02</text:p>
          </table:table-cell>
          <table:table-cell office:value-type="string" calcext:value-type="string">
            <text:p>Прикладная математика и информатика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3.03.01</text:p>
          </table:table-cell>
          <table:table-cell office:value-type="string" calcext:value-type="string">
            <text:p>Прикладные математика и физика</text:p>
          </table:table-cell>
          <table:table-cell office:value-type="string" calcext:value-type="string">
            <text:p>MFR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3.03.02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FMR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9.03.01</text:p>
          </table:table-cell>
          <table:table-cell office:value-type="string" calcext:value-type="string">
            <text:p>Информатика и вычислительная техника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9.03.04</text:p>
          </table:table-cell>
          <table:table-cell office:value-type="string" calcext:value-type="string">
            <text:p>Программная инженерия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.03.01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1.03.04</text:p>
          </table:table-cell>
          <table:table-cell office:value-type="string" calcext:value-type="string">
            <text:p>Электроника и наноэлектроника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2.03.01</text:p>
          </table:table-cell>
          <table:table-cell office:value-type="string" calcext:value-type="string">
            <text:p>Приборостроение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2.03.03</text:p>
          </table:table-cell>
          <table:table-cell office:value-type="string" calcext:value-type="string">
            <text:p>Фотоника и оптоинформатика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2.03.04</text:p>
          </table:table-cell>
          <table:table-cell office:value-type="string" calcext:value-type="string">
            <text:p>Биотехнические системы и технологии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2.03.05</text:p>
          </table:table-cell>
          <table:table-cell office:value-type="string" calcext:value-type="string">
            <text:p>Лазерная техника и лазерные технологии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4.03.01</text:p>
          </table:table-cell>
          <table:table-cell office:value-type="string" calcext:value-type="string">
            <text:p>Ядерные энергетика и теплофизика</text:p>
          </table:table-cell>
          <table:table-cell office:value-type="string" calcext:value-type="string">
            <text:p>MFR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4.03.02</text:p>
          </table:table-cell>
          <table:table-cell office:value-type="string" calcext:value-type="string">
            <text:p>Ядерные физика и технологии</text:p>
          </table:table-cell>
          <table:table-cell office:value-type="string" calcext:value-type="string">
            <text:p>MFR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5.03.04</text:p>
          </table:table-cell>
          <table:table-cell office:value-type="string" calcext:value-type="string">
            <text:p>Автоматизация технологических процессов и производств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5.03.06</text:p>
          </table:table-cell>
          <table:table-cell office:value-type="string" calcext:value-type="string">
            <text:p>Мехатроника и робототехника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6.03.01</text:p>
          </table:table-cell>
          <table:table-cell office:value-type="string" calcext:value-type="string">
            <text:p>Техническая физика</text:p>
          </table:table-cell>
          <table:table-cell office:value-type="string" calcext:value-type="string">
            <text:p>MFR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6.03.02</text:p>
          </table:table-cell>
          <table:table-cell office:value-type="string" calcext:value-type="string">
            <text:p>Высокотехнологические плазменные и энергетические установки</text:p>
          </table:table-cell>
          <table:table-cell office:value-type="string" calcext:value-type="string">
            <text:p>MFR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2.03.01</text:p>
          </table:table-cell>
          <table:table-cell office:value-type="string" calcext:value-type="string">
            <text:p>Материаловедение и технологии материалов</text:p>
          </table:table-cell>
          <table:table-cell office:value-type="string" calcext:value-type="string">
            <text:p>MFCR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7.03.03</text:p>
          </table:table-cell>
          <table:table-cell office:value-type="string" calcext:value-type="string">
            <text:p>Системный анализ и управление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8.03.01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MOIHR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8.03.05</text:p>
          </table:table-cell>
          <table:table-cell office:value-type="string" calcext:value-type="string">
            <text:p>Бизнес-информатика</text:p>
          </table:table-cell>
          <table:table-cell office:value-type="string" calcext:value-type="string">
            <text:p>MOIHR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1.03.05</text:p>
          </table:table-cell>
          <table:table-cell office:value-type="string" calcext:value-type="string">
            <text:p>Международные отношения</text:p>
          </table:table-cell>
          <table:table-cell office:value-type="string" calcext:value-type="string">
            <text:p>HLOR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9.05.01</text:p>
          </table:table-cell>
          <table:table-cell office:value-type="string" calcext:value-type="string">
            <text:p>Применение и эксплуатация автоматизированных систем специального назначения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0.05.04</text:p>
          </table:table-cell>
          <table:table-cell office:value-type="string" calcext:value-type="string">
            <text:p>Информационно-аналитические системы безопасности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0.05.05</text:p>
          </table:table-cell>
          <table:table-cell office:value-type="string" calcext:value-type="string">
            <text:p>Безопасность информационных технологий в правоохранительной сфере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4.05.01</text:p>
          </table:table-cell>
          <table:table-cell office:value-type="string" calcext:value-type="string">
            <text:p>Ядерные реакторы и материалы</text:p>
          </table:table-cell>
          <table:table-cell office:value-type="string" calcext:value-type="string">
            <text:p>MFR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4.05.02</text:p>
          </table:table-cell>
          <table:table-cell office:value-type="string" calcext:value-type="string">
            <text:p>Атомные станции: проектирование, эксплуатация и инжиниринг</text:p>
          </table:table-cell>
          <table:table-cell office:value-type="string" calcext:value-type="string">
            <text:p>MFR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4.05.04</text:p>
          </table:table-cell>
          <table:table-cell office:value-type="string" calcext:value-type="string">
            <text:p>Электроника и автоматика физических установок</text:p>
          </table:table-cell>
          <table:table-cell office:value-type="string" calcext:value-type="string">
            <text:p>MFR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38.05.01</text:p>
          </table:table-cell>
          <table:table-cell office:value-type="string" calcext:value-type="string">
            <text:p>Экономическая безопасность</text:p>
          </table:table-cell>
          <table:table-cell office:value-type="string" calcext:value-type="string">
            <text:p>MOI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lgots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математике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 -41.03.0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 -38.03.01 -38.03.05 -38.05.01 -41.03.0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астрономии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03.03.01 +03.03.02 +09.03.01 +09.03.04 +09.05.01 +10.03.01 +11.03.04 +12.03.01 +12.03.03 +12.03.04 +12.03.05 +14.03.02 +14.05.01 +14.05.02 +14.05.04 +15.03.04 +15.03.06 +16.03.02 +22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техника, технология и техническое творчество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03.03.01 +03.03.02 +09.03.01 +09.03.04 +09.05.01 +10.03.01 +11.03.04 +12.03.01 +12.03.03 +12.03.04 +12.03.05 +14.03.02 +14.05.01 +14.05.02 +14.05.04 +15.03.04 +15.03.06 +16.03.02 +22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культура дома, дизайн и техн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03.03.01 +03.03.02 +09.03.01 +09.03.04 +09.05.01 +10.03.01 +11.03.04 +12.03.01 +12.03.03 +12.03.04 +12.03.05 +14.03.02 +14.05.01 +14.05.02 +14.05.04 +15.03.04 +15.03.06 +16.03.02 +22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03.03.01 +03.03.02 +09.03.01 +09.03.04 +09.05.01 +10.03.01 +11.03.04 +12.03.01 +12.03.03 +12.03.04 +12.03.05 +14.03.02 +14.05.01 +14.05.02 +14.05.04 +15.03.04 +15.03.06 +16.03.02 +22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03.03.01 +03.03.02 +09.03.01 +09.03.04 +09.05.01 +10.03.01 +11.03.04 +12.03.01 +12.03.03 +12.03.04 +12.03.05 +14.03.02 +14.05.01 +14.05.02 +14.05.04 +15.03.04 +15.03.06 +16.03.02 +22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01.03.02 +09.03.01 +09.03.04 +09.05.01 +10.03.01 +10.05.04 +10.05.05 +15.03.04 +27.03.0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экологии</text:p>
          </table:table-cell>
          <table:table-cell office:value-type="string" calcext:value-type="string">
            <text:p>эк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03.03.02 +04.03.01 +04.03.02 +06.03.01 +12.03.04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биологии</text:p>
          </table:table-cell>
          <table:table-cell office:value-type="string" calcext:value-type="string">
            <text:p>би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03.03.02 +04.03.01 +04.03.02 +06.03.01 +12.03.04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химии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03.03.02 +04.03.01 +04.03.02 +06.03.01 +12.03.04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экономике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27.03.03 +38.03.01 +38.03.05 +38.05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обществознанию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27.03.03 +38.03.01 +38.03.05 +38.05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франзускому языку</text:p>
          </table:table-cell>
          <table:table-cell office:value-type="string" calcext:value-type="string">
            <text:p>француз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41.03.05 +38.05.01 +38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английскому языку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41.03.05 +38.05.01 +38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спанскому языку</text:p>
          </table:table-cell>
          <table:table-cell office:value-type="string" calcext:value-type="string">
            <text:p>испан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41.03.05 +38.05.01 +38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тальянскому языку</text:p>
          </table:table-cell>
          <table:table-cell office:value-type="string" calcext:value-type="string">
            <text:p>итальян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41.03.05 +38.05.01 +38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китайскому языку</text:p>
          </table:table-cell>
          <table:table-cell office:value-type="string" calcext:value-type="string">
            <text:p>китай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41.03.05 +38.05.01 +38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немецкому языку</text:p>
          </table:table-cell>
          <table:table-cell office:value-type="string" calcext:value-type="string">
            <text:p>немец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41.03.05 +38.05.01 +38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стории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41.03.05 +38.05.01 +38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русскому языку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математике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астрономии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техника, технология и техническое творчество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культура дома, дизайн и техн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экологии</text:p>
          </table:table-cell>
          <table:table-cell office:value-type="string" calcext:value-type="string">
            <text:p>эк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CB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биологии</text:p>
          </table:table-cell>
          <table:table-cell office:value-type="string" calcext:value-type="string">
            <text:p>би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CB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химии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CB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экономике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обществознанию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франзускому языку</text:p>
          </table:table-cell>
          <table:table-cell office:value-type="string" calcext:value-type="string">
            <text:p>француз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английскому языку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испанскому языку</text:p>
          </table:table-cell>
          <table:table-cell office:value-type="string" calcext:value-type="string">
            <text:p>испан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итальянскому языку</text:p>
          </table:table-cell>
          <table:table-cell office:value-type="string" calcext:value-type="string">
            <text:p>итальян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китайскому языку</text:p>
          </table:table-cell>
          <table:table-cell office:value-type="string" calcext:value-type="string">
            <text:p>китай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немецкому языку</text:p>
          </table:table-cell>
          <table:table-cell office:value-type="string" calcext:value-type="string">
            <text:p>немец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истории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H</text:p>
          </table:table-cell>
        </table:table-row>
        <table:table-row table:style-name="ro1" table:number-rows-repeated="104850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9:23:26.798408303</meta:creation-date>
    <dc:date>2025-01-18T19:50:45.231963196</dc:date>
    <meta:editing-duration>PT3M46S</meta:editing-duration>
    <meta:editing-cycles>1</meta:editing-cycles>
    <meta:document-statistic meta:table-count="1" meta:cell-count="367" meta:object-count="0"/>
    <meta:generator>LibreOffice/24.8.4.2$Linux_X86_64 LibreOffice_project/480$Build-2</meta:generator>
  </office:meta>
</office:document-meta>
</file>